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5.076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Arial" style:font-name-asian="ＭＳ Ｐゴシック" style:font-name-complex="Mangal"/>
    </style:style>
    <style:style style:name="ce3" style:family="table-cell" style:parent-style-name="Default" style:data-style-name="N108"/>
    <style:style style:name="ce4" style:family="table-cell" style:parent-style-name="Default" style:data-style-name="N33"/>
    <style:style style:name="T1" style:family="tex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default-cell-style-name="ce3"/>
        <table:table-column table:style-name="co6" table:default-cell-style-name="Default"/>
        <table:table-column table:style-name="co6" table:default-cell-style-name="ce4"/>
        <table:table-column table:style-name="co6" table:number-columns-repeated="1015" table:default-cell-style-name="Default"/>
        <table:table-row table:style-name="ro2">
          <table:table-cell table:style-name="ce1" office:value-type="string">
            <text:p>Test Case</text:p>
            <text:p>No.</text:p>
          </table:table-cell>
          <table:table-cell table:style-name="ce1" office:value-type="string">
            <text:p>Test Item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est Procedure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Created b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Executed b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Result</text:p>
          </table:table-cell>
          <table:table-cell table:style-name="ce1"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dd Device</text:p>
          </table:table-cell>
          <table:table-cell office:value-type="string">
            <text:p>no inputs</text:p>
          </table:table-cell>
          <table:table-cell office:value-type="string">
            <text:p>1.Click on Add Device button.</text:p>
            <text:p>2.Click Add.</text:p>
          </table:table-cell>
          <table:table-cell office:value-type="string">
            <text:p>Error messsage will be displayed.</text:p>
          </table:table-cell>
          <table:table-cell office:value-type="string">
            <text:p>Jenny</text:p>
          </table:table-cell>
          <table:table-cell office:value-type="date" office:date-value="2018-01-09">
            <text:p>1月9日</text:p>
          </table:table-cell>
          <table:table-cell office:value-type="string">
            <text:p>Jano</text:p>
          </table:table-cell>
          <table:table-cell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dd Device</text:p>
          </table:table-cell>
          <table:table-cell office:value-type="string">
            <text:p>incomplete fields</text:p>
          </table:table-cell>
          <table:table-cell office:value-type="string">
            <text:p>1.Click on Add Device button.</text:p>
            <text:p>2.Input on the textfields but <text:s/>leave atleast one field blank.</text:p>
            <text:p>3.Click on the Add button. </text:p>
          </table:table-cell>
          <table:table-cell office:value-type="string">
            <text:p>Error messsage will be displayed.</text:p>
          </table:table-cell>
          <table:table-cell office:value-type="string">
            <text:p>Jenny</text:p>
          </table:table-cell>
          <table:table-cell office:value-type="date" office:date-value="2018-01-09">
            <text:p>1月9日</text:p>
          </table:table-cell>
          <table:table-cell office:value-type="string">
            <text:p>Jano</text:p>
          </table:table-cell>
          <table:table-cell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dd Device</text:p>
          </table:table-cell>
          <table:table-cell office:value-type="string">
            <text:p>device_id already taken</text:p>
          </table:table-cell>
          <table:table-cell table:style-name="ce2" office:value-type="string">
            <text:p><text:span text:style-name="T1">1.Click on Add Device button.</text:span></text:p>
            <text:p><text:span text:style-name="T1">2.Fill in the fields with a already taken device_id.</text:span></text:p>
            <text:p><text:span text:style-name="T1">3.Click on Add.</text:span></text:p>
          </table:table-cell>
          <table:table-cell office:value-type="string">
            <text:p>Error messsage will be displayed.</text:p>
          </table:table-cell>
          <table:table-cell office:value-type="string">
            <text:p>Jano</text:p>
          </table:table-cell>
          <table:table-cell office:value-type="date" office:date-value="2018-01-10">
            <text:p>1月10日</text:p>
          </table:table-cell>
          <table:table-cell office:value-type="string">
            <text:p>Jano</text:p>
          </table:table-cell>
          <table:table-cell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Add Device</text:p>
          </table:table-cell>
          <table:table-cell office:value-type="string">
            <text:p>complete data</text:p>
          </table:table-cell>
          <table:table-cell table:style-name="ce2" office:value-type="string">
            <text:p><text:span text:style-name="T1">1.Click on Add Device button.</text:span></text:p>
            <text:p><text:span text:style-name="T1">2.Fill in the fields.</text:span></text:p>
            <text:p><text:span text:style-name="T1">3.Click on Add.</text:span></text:p>
          </table:table-cell>
          <table:table-cell office:value-type="string">
            <text:p>“Device Added” will be prompted.</text:p>
            <text:p>Newly added rfid device will be displayed in the list.</text:p>
            <text:p/>
          </table:table-cell>
          <table:table-cell office:value-type="string">
            <text:p>Jenny</text:p>
          </table:table-cell>
          <table:table-cell office:value-type="date" office:date-value="2018-01-09">
            <text:p>1月9日</text:p>
          </table:table-cell>
          <table:table-cell office:value-type="string">
            <text:p>Jano</text:p>
          </table:table-cell>
          <table:table-cell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Edit Device</text:p>
          </table:table-cell>
          <table:table-cell office:value-type="string">
            <text:p>No inputs</text:p>
          </table:table-cell>
          <table:table-cell office:value-type="string">
            <text:p>1.Click an edit button.</text:p>
            <text:p>2.Clear out the textfields.</text:p>
            <text:p>3.Click Save.</text:p>
          </table:table-cell>
          <table:table-cell office:value-type="string">
            <text:p>Error messsage will be displayed.</text:p>
          </table:table-cell>
          <table:table-cell office:value-type="string">
            <text:p>Jenny</text:p>
          </table:table-cell>
          <table:table-cell office:value-type="date" office:date-value="2018-01-09">
            <text:p>1月9日</text:p>
          </table:table-cell>
          <table:table-cell office:value-type="string">
            <text:p>Jano</text:p>
          </table:table-cell>
          <table:table-cell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Edit Device</text:p>
          </table:table-cell>
          <table:table-cell office:value-type="string">
            <text:p>incomplete fields</text:p>
          </table:table-cell>
          <table:table-cell office:value-type="string">
            <text:p>1.Click an edit button.</text:p>
            <text:p>2.Clear out the textfield for the name.</text:p>
            <text:p>3.Click on Save.</text:p>
          </table:table-cell>
          <table:table-cell office:value-type="string">
            <text:p>Error messsage will be displayed.</text:p>
          </table:table-cell>
          <table:table-cell office:value-type="string">
            <text:p>Jenny</text:p>
          </table:table-cell>
          <table:table-cell office:value-type="date" office:date-value="2018-01-09">
            <text:p>1月9日</text:p>
          </table:table-cell>
          <table:table-cell office:value-type="string">
            <text:p>Jano</text:p>
          </table:table-cell>
          <table:table-cell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Edit Device</text:p>
          </table:table-cell>
          <table:table-cell office:value-type="string">
            <text:p>device_id already taken</text:p>
          </table:table-cell>
          <table:table-cell office:value-type="string">
            <text:p>1.Click edit button.</text:p>
            <text:p>2.Change value of device_id with an already taken one.</text:p>
            <text:p>3.Click Save.</text:p>
          </table:table-cell>
          <table:table-cell office:value-type="string">
            <text:p>Error messsage will be displayed.</text:p>
          </table:table-cell>
          <table:table-cell office:value-type="string">
            <text:p>Jano</text:p>
          </table:table-cell>
          <table:table-cell office:value-type="date" office:date-value="2018-01-10">
            <text:p>1月10日</text:p>
          </table:table-cell>
          <table:table-cell office:value-type="string">
            <text:p>Jano</text:p>
          </table:table-cell>
          <table:table-cell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Edit Device</text:p>
          </table:table-cell>
          <table:table-cell office:value-type="string">
            <text:p>complete data</text:p>
          </table:table-cell>
          <table:table-cell office:value-type="string">
            <text:p>1.Click edit button.</text:p>
            <text:p>2.Change value of atleast one textfield.</text:p>
            <text:p>3.Click Save.</text:p>
          </table:table-cell>
          <table:table-cell office:value-type="string">
            <text:p>“Device Updated” will be displayed and changes will be reflected in the table.</text:p>
          </table:table-cell>
          <table:table-cell office:value-type="string">
            <text:p>Jenny</text:p>
          </table:table-cell>
          <table:table-cell office:value-type="date" office:date-value="2018-01-09">
            <text:p>1月9日</text:p>
          </table:table-cell>
          <table:table-cell office:value-type="string">
            <text:p>Jano</text:p>
          </table:table-cell>
          <table:table-cell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elete Device</text:p>
          </table:table-cell>
          <table:table-cell office:value-type="string">
            <text:p>deletion confirmed</text:p>
          </table:table-cell>
          <table:table-cell office:value-type="string">
            <text:p>1.Click delete button.</text:p>
            <text:p>2.Click Ok in the confirmation.</text:p>
          </table:table-cell>
          <table:table-cell office:value-type="string">
            <text:p>“Device Deleted” will be displayed in the page.</text:p>
          </table:table-cell>
          <table:table-cell office:value-type="string">
            <text:p>Jenny</text:p>
          </table:table-cell>
          <table:table-cell office:value-type="date" office:date-value="2018-01-09">
            <text:p>1月9日</text:p>
          </table:table-cell>
          <table:table-cell office:value-type="string">
            <text:p>Jano</text:p>
          </table:table-cell>
          <table:table-cell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8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2018/01/12</text:date>, <text:time>14:2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9:16:20.94</meta:creation-date>
    <dc:date>2018-01-12T14:28:51.82</dc:date>
    <meta:editing-duration>PT13M49S</meta:editing-duration>
    <meta:editing-cycles>3</meta:editing-cycles>
    <meta:generator>OpenOffice/4.1.0$Win32 OpenOffice.org_project/410m18$Build-9764</meta:generator>
    <meta:document-statistic meta:table-count="3" meta:cell-count="100" meta:object-count="0"/>
  </office:meta>
</office:document-meta>
</file>